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43d9"/>
    </style:style>
    <style:style style:name="P2" style:family="paragraph" style:parent-style-name="Standard">
      <style:text-properties officeooo:rsid="001de1f1" officeooo:paragraph-rsid="001de1f1"/>
    </style:style>
    <style:style style:name="P3" style:family="paragraph" style:parent-style-name="Standard">
      <style:paragraph-properties>
        <style:tab-stops>
          <style:tab-stop style:position="9.895cm"/>
        </style:tab-stops>
      </style:paragraph-properties>
      <style:text-properties officeooo:rsid="001de1f1" officeooo:paragraph-rsid="001de1f1"/>
    </style:style>
    <style:style style:name="T1" style:family="text">
      <style:text-properties officeooo:rsid="001c4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==================================================================</text:p>
      <text:p text:style-name="Standard"/>
      <text:p text:style-name="Standard">Lisez-moi <text:span text:style-name="T1">Évaluation <text:s/>Site Association</text:span></text:p>
      <text:p text:style-name="Standard"/>
      <text:p text:style-name="Standard">======================================================================</text:p>
      <text:p text:style-name="Standard"/>
      <text:p text:style-name="Standard"/>
      <text:p text:style-name="Standard">Ce fichier contient des informations <text:s/>à propos d<text:span text:style-name="T1">e l’évaluation du site Association</text:span>. Veuillez les lire avec attention avant de commencer <text:span text:style-name="T1">l’utilisation</text:span>.</text:p>
      <text:p text:style-name="Standard"/>
      <text:p text:style-name="Standard">----------------------------------------------------------------------</text:p>
      <text:p text:style-name="Standard"/>
      <text:p text:style-name="Standard"/>
      <text:p text:style-name="P1"><text:span text:style-name="T1">L’URL pour regarder le site sur un navigateur est </text:span><text:a xlink:type="simple" xlink:href="http://jravilly.alwaysdata.net/" text:style-name="Internet_20_link" text:visited-style-name="Visited_20_Internet_20_Link">jravilly.alwaysdata.net</text:a> </text:p>
      <text:p text:style-name="P1"/>
      <text:p text:style-name="P2">L’URL pour vérifier ou cloner sur Git Hub est <text:a xlink:type="simple" xlink:href="https://github.com/RAVILLY/asso.git" text:style-name="Internet_20_link" text:visited-style-name="Visited_20_Internet_20_Link">https://github.com/RAVILLY/asso.git</text:a></text:p>
      <text:p text:style-name="P2"/>
      <text:p text:style-name="P3">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1T15:25:53.146000000</meta:creation-date>
    <meta:generator>LibreOffice/7.5.1.2$Windows_X86_64 LibreOffice_project/fcbaee479e84c6cd81291587d2ee68cba099e129</meta:generator>
    <dc:date>2023-08-31T16:19:17.242000000</dc:date>
    <meta:editing-duration>PT53M23S</meta:editing-duration>
    <meta:editing-cycles>2</meta:editing-cycles>
    <meta:document-statistic meta:table-count="0" meta:image-count="0" meta:object-count="0" meta:page-count="1" meta:paragraph-count="8" meta:word-count="49" meta:character-count="623" meta:non-whitespace-character-count="579"/>
  </office:meta>
</office:document-meta>
</file>